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odwadze słów kilka</text:p>
      <text:p text:style-name="P1"><text:s/></text:p>
      <text:p text:style-name="P1">Niedługo miną dwa lata od czasu, gdy napisałem felieton „<text:a xlink:type="simple" xlink:href="https://issuu.com/equestriatimes/docs/011/33" text:style-name="Internet_20_link" text:visited-style-name="Visited_20_Internet_20_Link"><text:span text:style-name="T1">O pracy słów kilka</text:span></text:a>”. Niby blisko czasowo, ale mam wrażenie, jakby było dekadę temu w moim życiu. Bo nie ma co ukrywać, każdy felieton jest oparty na przemyśleniach, obserwacjach lub przeżyciach autora. I podobnie jest tutaj, gdzie będę chciał się pochylić nad zdaniem, w którym to napisałem, że „hańbi brak odwagi przyznania się przed samym sobą, że to nie jest to, czego szukamy w życiu.”. Nie jestem pewien, czy tylko wtedy już poleciałem takim skrótem myślowym ze względu na ograniczone miejsce, czy byłem tak naiwny. Nieważne, co to było i tak warto będzie pochylić się nad odwagą.</text:p>
      <text:p text:style-name="P1"><text:s/></text:p>
      <text:p text:style-name="P1">Na samym początku powiem, że w 100% podtrzymuję tamto stanowisko, bo aby czegoś przed samym sobą nie powiedzieć z powodu braku odwagi, to hańba. I mimo że w samym felietonie odnosi się tylko do pracy, to zastosowanie tego jest tak szerokie, jak bogate jest życie. Ale kwestia przekucia tej odwagi w czyn to już zupełnie inna bajka. Każdy ma z nas pewną strefę komfortu i stara się obracać w jej ramach. Odwaga wymaga od nas przebicia się przez te ramki, czasami nie wiedząc, co czeka po drugiej stronie i bez możliwości powrotu; w poszukiwaniu tej nowej strefy bez gwarancji, że będzie lepsza od poprzedniej. Takie dywagacje ładnie wyglądają na papierze, a w głowie plan nie ma żadnych wad. Ale gdy przychodzi moment realizacji, to zaczynamy racjonalizować nasze lęki, by udowodnić sami przed sobą, że to, co chcemy zrobić jest głupie/bezsensowne/zbędne.</text:p>
      <text:p text:style-name="P1"><text:s/></text:p>
      <text:p text:style-name="P1">Często tak długo wzbraniamy się przed podjęciem jakichś kroków, że nawet ta odwaga przyznania się przed samym sobą nie jest już taka pewna. Ale tak jest z każdą trudną decyzją. Ostatecznie jest szansa, że zdobędziecie siłę, by zrobić ten krok w nieznane, ale prawda też może być taka, że tę moc wykrzesały w was uczucia. I mimo że umysł stara się najpierw odwieść od decyzji, potem obliczyć zyski i straty, a na samym końcu racjonalizować to, co się dzieje i będzie się działo, to prawda jest taka, że w tym tandemie i tak dowodzi serce. Nie jest to coś złego, ale daleko odbiega od naszych założeń i wyobrażeń, w jaki sposób mieliśmy to zrobić. Można mieć tylko nadzieję, że dalej nic nie potoczy się już tak chaotycznie i bezplanowo.</text:p>
      <text:p text:style-name="P1"><text:s/></text:p>
      <text:p text:style-name="P1">Ale co mogą zrobić w takim razie przyjaciele. Niestety niewiele. O ile ktoś neguje przed samym sobą obraz rzeczywistości i możemy mu to konkretnie wytykać, tak w momencie, gdy powie sobie jaka jest prawda, musimy przestać go naciskać. Wszystkie kolejne kroki, a w szczególności momenty podjęcia tych kroków, mogą zależeć tylko od niego, a my możemy go tylko wspierać i doradzać. Bo tutaj właśnie zaczynają się wyżej wspomniane problemy, z którymi nasz przyjaciel będzie musiał zmierzyć się sam. Życie to nie piękna bajka, gdzie w epickiej przygodzie staniemy ramię w ramię, naprzeciwko trudności. To ktoś inny będzie musiał się z nimi mierzyć, a nam pozostanie tylko patrzeć z daleka i trzymać kciuki, co ja np. aktualnie robię za 2 osoby.</text:p>
      <text:p text:style-name="P1"/>
      <text:p text:style-name="P1">Kończąc ten felieton, jednoczenie wzorując się na poprzednim, gdzie muzyka była motywacją, chciałbym polecić utwór „<text:a xlink:type="simple" xlink:href="https://youtu.be/mLlIxPrfD1Q" text:style-name="Internet_20_link" text:visited-style-name="Visited_20_Internet_20_Link"><text:span text:style-name="T1">Blank No More</text:span></text:a>”. Jego słowa są chyba najlepszym mottem, jakie może powtarzać sobie osoba szykująca się do tego kroku w nieznan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535" meta:character-count="3237" meta:non-whitespace-character-count="2704"/>
    <meta:generator>LibreOfficeDev/5.1.0.3$Linux_X86_64 LibreOffice_project/</meta:generator>
  </office:meta>
</office:document-meta>
</file>